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88cm" style:rel-column-width="6119*"/>
    </style:style>
    <style:style style:name="Tableau1.B" style:family="table-column">
      <style:table-column-properties style:column-width="3.268cm" style:rel-column-width="12599*"/>
    </style:style>
    <style:style style:name="Tableau1.C" style:family="table-column">
      <style:table-column-properties style:column-width="2.429cm" style:rel-column-width="9363*"/>
    </style:style>
    <style:style style:name="Tableau1.D" style:family="table-column">
      <style:table-column-properties style:column-width="3.417cm" style:rel-column-width="13170*"/>
    </style:style>
    <style:style style:name="Tableau1.E" style:family="table-column">
      <style:table-column-properties style:column-width="2.586cm" style:rel-column-width="9968*"/>
    </style:style>
    <style:style style:name="Tableau1.F" style:family="table-column">
      <style:table-column-properties style:column-width="1.824cm" style:rel-column-width="7030*"/>
    </style:style>
    <style:style style:name="Tableau1.G" style:family="table-column">
      <style:table-column-properties style:column-width="1.891cm" style:rel-column-width="72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588cm" style:rel-column-width="6119*"/>
    </style:style>
    <style:style style:name="Tableau2.B" style:family="table-column">
      <style:table-column-properties style:column-width="3.268cm" style:rel-column-width="12599*"/>
    </style:style>
    <style:style style:name="Tableau2.C" style:family="table-column">
      <style:table-column-properties style:column-width="2.429cm" style:rel-column-width="9363*"/>
    </style:style>
    <style:style style:name="Tableau2.D" style:family="table-column">
      <style:table-column-properties style:column-width="3.417cm" style:rel-column-width="13170*"/>
    </style:style>
    <style:style style:name="Tableau2.E" style:family="table-column">
      <style:table-column-properties style:column-width="2.586cm" style:rel-column-width="9968*"/>
    </style:style>
    <style:style style:name="Tableau2.F" style:family="table-column">
      <style:table-column-properties style:column-width="1.824cm" style:rel-column-width="7030*"/>
    </style:style>
    <style:style style:name="Tableau2.G" style:family="table-column">
      <style:table-column-properties style:column-width="1.891cm" style:rel-column-width="72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588cm" style:rel-column-width="6119*"/>
    </style:style>
    <style:style style:name="Tableau3.B" style:family="table-column">
      <style:table-column-properties style:column-width="3.268cm" style:rel-column-width="12599*"/>
    </style:style>
    <style:style style:name="Tableau3.C" style:family="table-column">
      <style:table-column-properties style:column-width="2.429cm" style:rel-column-width="9363*"/>
    </style:style>
    <style:style style:name="Tableau3.D" style:family="table-column">
      <style:table-column-properties style:column-width="3.417cm" style:rel-column-width="13170*"/>
    </style:style>
    <style:style style:name="Tableau3.E" style:family="table-column">
      <style:table-column-properties style:column-width="2.586cm" style:rel-column-width="9968*"/>
    </style:style>
    <style:style style:name="Tableau3.F" style:family="table-column">
      <style:table-column-properties style:column-width="1.824cm" style:rel-column-width="7030*"/>
    </style:style>
    <style:style style:name="Tableau3.G" style:family="table-column">
      <style:table-column-properties style:column-width="1.891cm" style:rel-column-width="72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4pt" officeooo:rsid="001c7099" officeooo:paragraph-rsid="0005eb8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imbus Sans L" officeooo:rsid="001c7099" officeooo:paragraph-rsid="0005eb89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05eb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0a11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fo:font-weight="normal" officeooo:rsid="00bc58e6" officeooo:paragraph-rsid="00bc58e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fo:font-weight="normal" officeooo:rsid="00c6ca5b" officeooo:paragraph-rsid="00c6ca5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fo:font-weight="normal" officeooo:rsid="00d82c82" officeooo:paragraph-rsid="00d82c82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imbus Sans 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paragraph-rsid="00c066a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paragraph-rsid="00d29fd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paragraph-rsid="00f31ab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rsid="00f31ab6" officeooo:paragraph-rsid="00f31ab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5bc9" officeooo:paragraph-rsid="000b5bc9" style:font-weight-asian="bold" style:font-weight-complex="bold"/>
    </style:style>
    <style:style style:name="P15" style:family="paragraph" style:parent-style-name="Standard">
      <style:text-properties style:font-name="Andale Mono" fo:font-size="10pt" officeooo:rsid="000f150d" officeooo:paragraph-rsid="0010ca6c" style:font-size-asian="10pt" style:font-size-complex="10pt"/>
    </style:style>
    <style:style style:name="P16" style:family="paragraph" style:parent-style-name="Standard">
      <style:text-properties style:font-name="Andale Mono" fo:font-size="10pt" officeooo:rsid="000f150d" officeooo:paragraph-rsid="0026d723" style:font-size-asian="10pt" style:font-size-complex="10pt"/>
    </style:style>
    <style:style style:name="P17" style:family="paragraph" style:parent-style-name="Standard">
      <style:text-properties style:font-name="Andale Mono" fo:font-size="10pt" officeooo:rsid="000f150d" officeooo:paragraph-rsid="00e21e20" style:font-size-asian="10pt" style:font-size-complex="10pt"/>
    </style:style>
    <style:style style:name="P18" style:family="paragraph" style:parent-style-name="Standard">
      <style:text-properties style:font-name="Andale Mono" fo:font-size="10pt" officeooo:rsid="000f150d" officeooo:paragraph-rsid="00f15f5c" style:font-size-asian="10pt" style:font-size-complex="10pt"/>
    </style:style>
    <style:style style:name="P19" style:family="paragraph" style:parent-style-name="Standard">
      <style:text-properties style:font-name="Andale Mono" fo:font-size="10pt" officeooo:rsid="0010ce99" officeooo:paragraph-rsid="0010ce99" style:font-size-asian="10pt" style:font-size-complex="10pt"/>
    </style:style>
    <style:style style:name="P20" style:family="paragraph" style:parent-style-name="Standard">
      <style:text-properties style:font-name="Andale Mono" fo:font-size="10pt" officeooo:rsid="0010ce99" officeooo:paragraph-rsid="00f096a4" style:font-size-asian="10pt" style:font-size-complex="10pt"/>
    </style:style>
    <style:style style:name="P21" style:family="paragraph" style:parent-style-name="Standard">
      <style:text-properties style:font-name="Andale Mono" fo:font-size="10pt" fo:font-weight="normal" officeooo:rsid="0099feec" officeooo:paragraph-rsid="0010ce9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0pt" fo:font-weight="normal" officeooo:rsid="00d82c82" officeooo:paragraph-rsid="00d82c8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0pt" fo:font-weight="normal" officeooo:rsid="00dc130e" officeooo:paragraph-rsid="00dc130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ndale Mono" fo:font-size="10pt" officeooo:rsid="00c2b964" officeooo:paragraph-rsid="00c2b964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ndale Mono" fo:font-size="10pt" officeooo:rsid="00ec1571" officeooo:paragraph-rsid="00ec1571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ndale Mono" fo:font-size="10pt" officeooo:rsid="00ec1571" officeooo:paragraph-rsid="00ec7a74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ndale Mono" fo:font-size="10pt" officeooo:rsid="000f150d" officeooo:paragraph-rsid="00ec1571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ndale Mono" fo:font-size="10pt" fo:font-weight="normal" officeooo:rsid="0099feec" officeooo:paragraph-rsid="00f096a4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ndale Mono" fo:font-size="10pt" officeooo:rsid="00c719e2" officeooo:paragraph-rsid="00c719e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ndale Mono" fo:font-size="10pt" officeooo:rsid="00c719e2" officeooo:paragraph-rsid="00f096a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ndale Mono" fo:font-size="10pt" officeooo:rsid="00c816e8" officeooo:paragraph-rsid="00c816e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ndale Mono" fo:font-size="10pt" officeooo:rsid="00c816e8" officeooo:paragraph-rsid="00f096a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ndale Mono" fo:font-size="10pt" officeooo:rsid="00c9e4e6" officeooo:paragraph-rsid="00c9e4e6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ndale Mono" fo:font-size="10pt" officeooo:rsid="00c9e4e6" officeooo:paragraph-rsid="00f096a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ndale Mono" fo:font-size="10pt" officeooo:rsid="00ca0a6a" officeooo:paragraph-rsid="00ca0a6a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ndale Mono" fo:font-size="10pt" officeooo:rsid="00ca0a6a" officeooo:paragraph-rsid="00f096a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ndale Mono" fo:font-size="10pt" officeooo:rsid="00ca4f81" officeooo:paragraph-rsid="00ca4f8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ndale Mono" fo:font-size="10pt" officeooo:rsid="00ca4f81" officeooo:paragraph-rsid="00f096a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ndale Mono" fo:font-size="10pt" officeooo:rsid="00cba34b" officeooo:paragraph-rsid="00cba34b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ndale Mono" fo:font-size="10pt" officeooo:rsid="00cba34b" officeooo:paragraph-rsid="00f096a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ndale Mono" fo:font-size="10pt" officeooo:rsid="00cd6c4c" officeooo:paragraph-rsid="00cd6c4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ndale Mono" fo:font-size="10pt" officeooo:rsid="00cd6c4c" officeooo:paragraph-rsid="00f096a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ndale Mono" fo:font-size="10pt" officeooo:rsid="00cdc838" officeooo:paragraph-rsid="00cdc83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ndale Mono" fo:font-size="10pt" officeooo:rsid="00cdc838" officeooo:paragraph-rsid="00f096a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ndale Mono" fo:font-size="10pt" officeooo:rsid="00ce6394" officeooo:paragraph-rsid="00ce639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ndale Mono" fo:font-size="10pt" officeooo:rsid="00ce6394" officeooo:paragraph-rsid="00f096a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c6ca5b" officeooo:paragraph-rsid="00c6ca5b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c6ca5b" officeooo:paragraph-rsid="00f096a4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ndale Mono" fo:font-size="8pt" officeooo:rsid="00c816e8" officeooo:paragraph-rsid="00cd6c4c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ndale Mono" fo:font-size="8pt" officeooo:rsid="00c9e4e6" officeooo:paragraph-rsid="00c9e4e6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ndale Mono" fo:font-size="8pt" officeooo:rsid="00c9e4e6" officeooo:paragraph-rsid="00cd6c4c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ndale Mono" fo:font-size="8pt" officeooo:rsid="00c9e4e6" officeooo:paragraph-rsid="00f096a4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ndale Mono" fo:font-size="8pt" officeooo:rsid="00ca4f81" officeooo:paragraph-rsid="00ca4f81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Andale Mono" fo:font-size="8pt" officeooo:rsid="00ca4f81" officeooo:paragraph-rsid="00f096a4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Andale Mono" fo:font-size="8pt" officeooo:rsid="00cd6c4c" officeooo:paragraph-rsid="00cd6c4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ndale Mono" fo:font-size="8pt" officeooo:rsid="00cd6c4c" officeooo:paragraph-rsid="00f096a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ndale Mono" fo:font-size="8pt" officeooo:rsid="00ce6394" officeooo:paragraph-rsid="00ce6394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Andale Mono" fo:font-size="8pt" officeooo:rsid="00ce6394" officeooo:paragraph-rsid="00f096a4" style:font-size-asian="8pt" style:font-size-complex="8pt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Nimbus Sans L" fo:font-size="12pt" fo:font-weight="normal" officeooo:rsid="00073246" officeooo:paragraph-rsid="000a117a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Nimbus Sans L" fo:font-size="12pt" fo:font-weight="normal" officeooo:rsid="00073246" officeooo:paragraph-rsid="00b8bf8e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Nimbus Sans L" fo:font-size="12pt" fo:font-weight="normal" officeooo:rsid="00bab762" officeooo:paragraph-rsid="00bab762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Nimbus Sans L" fo:font-size="12pt" fo:font-weight="normal" officeooo:rsid="00bc58e6" officeooo:paragraph-rsid="00bc58e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Nimbus Sans L" fo:font-size="12pt" fo:font-weight="normal" officeooo:rsid="00c066ab" officeooo:paragraph-rsid="00c066a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Nimbus Sans L" fo:font-size="12pt" fo:font-weight="normal" officeooo:rsid="00d29fd2" officeooo:paragraph-rsid="00d29fd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Nimbus Sans L" fo:font-size="12pt" fo:font-weight="normal" officeooo:rsid="00d29fd2" officeooo:paragraph-rsid="00f15f5c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Andale Mono" fo:font-size="10pt" officeooo:rsid="00f70a4c" officeooo:paragraph-rsid="00f70a4c" style:font-size-asian="10pt" style:font-size-complex="10pt"/>
    </style:style>
    <style:style style:name="P67" style:family="paragraph" style:parent-style-name="Standard">
      <style:text-properties style:font-name="Andale Mono" fo:font-size="10pt" officeooo:rsid="00f894f8" officeooo:paragraph-rsid="00f894f8" style:font-size-asian="10pt" style:font-size-complex="10pt"/>
    </style:style>
    <style:style style:name="P68" style:family="paragraph" style:parent-style-name="Standard">
      <style:text-properties style:font-name="Andale Mono" fo:font-size="10pt" officeooo:rsid="00fa1492" officeooo:paragraph-rsid="00fa1492" style:font-size-asian="10pt" style:font-size-complex="10pt"/>
    </style:style>
    <style:style style:name="P69" style:family="paragraph" style:parent-style-name="Standard">
      <style:text-properties style:font-name="Andale Mono" fo:font-size="10pt" officeooo:rsid="00fa1492" officeooo:paragraph-rsid="00fda84b" style:font-size-asian="10pt" style:font-size-complex="10pt"/>
    </style:style>
    <style:style style:name="P70" style:family="paragraph" style:parent-style-name="Standard">
      <style:text-properties style:font-name="Andale Mono" fo:font-size="10pt" officeooo:rsid="00fa1492" officeooo:paragraph-rsid="00fe8512" style:font-size-asian="10pt" style:font-size-complex="10pt"/>
    </style:style>
    <style:style style:name="P71" style:family="paragraph" style:parent-style-name="Standard">
      <style:text-properties style:font-name="Andale Mono" fo:font-size="10pt" officeooo:rsid="00fa1492" officeooo:paragraph-rsid="0107eaaf" style:font-size-asian="10pt" style:font-size-complex="10pt"/>
    </style:style>
    <style:style style:name="P72" style:family="paragraph" style:parent-style-name="Standard">
      <style:text-properties style:font-name="Andale Mono" fo:font-size="10pt" officeooo:rsid="00fc0eb7" officeooo:paragraph-rsid="00fc0eb7" style:font-size-asian="10pt" style:font-size-complex="10pt"/>
    </style:style>
    <style:style style:name="P73" style:family="paragraph" style:parent-style-name="Standard">
      <style:text-properties style:font-name="Andale Mono" fo:font-size="10pt" officeooo:rsid="00fc0eb7" officeooo:paragraph-rsid="00fda84b" style:font-size-asian="10pt" style:font-size-complex="10pt"/>
    </style:style>
    <style:style style:name="P74" style:family="paragraph" style:parent-style-name="Standard">
      <style:text-properties style:font-name="Andale Mono" fo:font-size="10pt" officeooo:rsid="00fc0eb7" officeooo:paragraph-rsid="00fe8512" style:font-size-asian="10pt" style:font-size-complex="10pt"/>
    </style:style>
    <style:style style:name="P75" style:family="paragraph" style:parent-style-name="Standard">
      <style:text-properties style:font-name="Andale Mono" fo:font-size="10pt" officeooo:rsid="00fda84b" officeooo:paragraph-rsid="00fda84b" style:font-size-asian="10pt" style:font-size-complex="10pt"/>
    </style:style>
    <style:style style:name="P76" style:family="paragraph" style:parent-style-name="Standard">
      <style:text-properties style:font-name="Andale Mono" fo:font-size="10pt" officeooo:rsid="00fde87c" officeooo:paragraph-rsid="00fde87c" style:font-size-asian="10pt" style:font-size-complex="10pt"/>
    </style:style>
    <style:style style:name="P77" style:family="paragraph" style:parent-style-name="Standard">
      <style:text-properties style:font-name="Andale Mono" fo:font-size="10pt" officeooo:rsid="00fe8512" officeooo:paragraph-rsid="00fe8512" style:font-size-asian="10pt" style:font-size-complex="10pt"/>
    </style:style>
    <style:style style:name="P78" style:family="paragraph" style:parent-style-name="Standard">
      <style:text-properties style:font-name="Andale Mono" fo:font-size="10pt" officeooo:rsid="0108ebec" officeooo:paragraph-rsid="0108ebec" style:font-size-asian="10pt" style:font-size-complex="10pt"/>
    </style:style>
    <style:style style:name="P79" style:family="paragraph" style:parent-style-name="Standard">
      <style:text-properties style:font-name="Andale Mono" fo:font-size="10pt" officeooo:rsid="01177ad3" officeooo:paragraph-rsid="01177ad3" style:font-size-asian="10pt" style:font-size-complex="10pt"/>
    </style:style>
    <style:style style:name="P80" style:family="paragraph" style:parent-style-name="Standard">
      <style:text-properties style:font-name="Andale Mono" fo:font-size="10pt" officeooo:rsid="011cfcfb" officeooo:paragraph-rsid="011cfcfb" style:font-size-asian="10pt" style:font-size-complex="10pt"/>
    </style:style>
    <style:style style:name="P81" style:family="paragraph" style:parent-style-name="Standard">
      <style:text-properties style:font-name="Andale Mono" fo:font-size="10pt" officeooo:rsid="01218a8a" officeooo:paragraph-rsid="01218a8a" style:font-size-asian="10pt" style:font-size-complex="10pt"/>
    </style:style>
    <style:style style:name="P82" style:family="paragraph" style:parent-style-name="Standard">
      <style:text-properties style:font-name="Andale Mono" fo:font-size="12pt" officeooo:rsid="01177ad3" officeooo:paragraph-rsid="01177ad3" style:font-size-asian="10.5pt" style:font-size-complex="12pt"/>
    </style:style>
    <style:style style:name="P83" style:family="paragraph" style:parent-style-name="Standard">
      <style:text-properties style:font-name="Nimbus Sans L" fo:font-size="10pt" officeooo:rsid="00fda84b" officeooo:paragraph-rsid="00fda84b" style:font-size-asian="10pt" style:font-size-complex="10pt"/>
    </style:style>
    <style:style style:name="P84" style:family="paragraph" style:parent-style-name="Standard">
      <style:text-properties style:font-name="Nimbus Sans L" fo:font-size="12pt" officeooo:rsid="00f894f8" officeooo:paragraph-rsid="01075521" style:font-size-asian="12pt" style:font-size-complex="12pt"/>
    </style:style>
    <style:style style:name="P85" style:family="paragraph" style:parent-style-name="Standard">
      <style:text-properties style:font-name="Nimbus Sans L" fo:font-size="12pt" officeooo:rsid="01165958" officeooo:paragraph-rsid="01177ad3" style:font-size-asian="12pt" style:font-size-complex="12pt"/>
    </style:style>
    <style:style style:name="P86" style:family="paragraph" style:parent-style-name="Standard">
      <style:text-properties style:font-name="Nimbus Sans L" fo:font-size="12pt" officeooo:rsid="0117fd9f" officeooo:paragraph-rsid="0117fd9f" style:font-size-asian="12pt" style:font-size-complex="12pt"/>
    </style:style>
    <style:style style:name="P87" style:family="paragraph" style:parent-style-name="Standard">
      <style:text-properties style:font-name="Nimbus Sans L" fo:font-size="12pt" officeooo:rsid="01177ad3" officeooo:paragraph-rsid="01177ad3" style:font-size-asian="12pt" style:font-size-complex="12pt"/>
    </style:style>
    <style:style style:name="P88" style:family="paragraph" style:parent-style-name="Standard">
      <style:paragraph-properties fo:break-before="page"/>
      <style:text-properties style:font-name="Andale Mono" fo:font-size="10pt" officeooo:rsid="0010ce99" officeooo:paragraph-rsid="011d98df" style:font-size-asian="10pt" style:font-size-complex="10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ndale Mono" fo:font-size="10pt" fo:font-weight="normal" officeooo:rsid="0099feec" officeooo:paragraph-rsid="011d98d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c6ca5b" officeooo:paragraph-rsid="011d98df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Andale Mono" fo:font-size="10pt" officeooo:rsid="00c816e8" officeooo:paragraph-rsid="011d98df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Andale Mono" fo:font-size="10pt" officeooo:rsid="00c9e4e6" officeooo:paragraph-rsid="011d98df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ndale Mono" fo:font-size="10pt" officeooo:rsid="00c719e2" officeooo:paragraph-rsid="011d98d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ndale Mono" fo:font-size="10pt" officeooo:rsid="00ca0a6a" officeooo:paragraph-rsid="011d98df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ndale Mono" fo:font-size="10pt" officeooo:rsid="00ca4f81" officeooo:paragraph-rsid="011d98df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ndale Mono" fo:font-size="10pt" officeooo:rsid="00cba34b" officeooo:paragraph-rsid="011d98df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Andale Mono" fo:font-size="10pt" officeooo:rsid="00cd6c4c" officeooo:paragraph-rsid="011d98df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Andale Mono" fo:font-size="10pt" officeooo:rsid="00cdc838" officeooo:paragraph-rsid="011d98df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Andale Mono" fo:font-size="10pt" officeooo:rsid="00ce6394" officeooo:paragraph-rsid="011d98df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Andale Mono" fo:font-size="8pt" officeooo:rsid="00c9e4e6" officeooo:paragraph-rsid="011d98df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style:font-name="Andale Mono" fo:font-size="8pt" officeooo:rsid="00ca4f81" officeooo:paragraph-rsid="011d98df" style:font-size-asian="8pt" style:font-size-complex="8pt"/>
    </style:style>
    <style:style style:name="P102" style:family="paragraph" style:parent-style-name="Table_20_Contents">
      <style:paragraph-properties fo:text-align="center" style:justify-single-word="false"/>
      <style:text-properties style:font-name="Andale Mono" fo:font-size="8pt" officeooo:rsid="00cd6c4c" officeooo:paragraph-rsid="011d98df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Andale Mono" fo:font-size="8pt" officeooo:rsid="00ce6394" officeooo:paragraph-rsid="011d98df" style:font-size-asian="8pt" style:font-size-complex="8pt"/>
    </style:style>
    <style:style style:name="T1" style:family="text">
      <style:text-properties style:font-name="Nimbus Sans L" fo:font-size="12pt" style:font-size-asian="10.5pt" style:font-size-complex="12pt"/>
    </style:style>
    <style:style style:name="T2" style:family="text">
      <style:text-properties style:font-name="Nimbus Sans L" fo:font-size="12pt" officeooo:rsid="00073246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f78c" style:font-weight-asian="normal" style:font-weight-complex="normal"/>
    </style:style>
    <style:style style:name="T5" style:family="text">
      <style:text-properties fo:font-weight="normal" officeooo:rsid="00c066ab" style:font-weight-asian="normal" style:font-weight-complex="normal"/>
    </style:style>
    <style:style style:name="T6" style:family="text">
      <style:text-properties fo:font-weight="normal" officeooo:rsid="00d17c24" style:font-weight-asian="normal" style:font-weight-complex="normal"/>
    </style:style>
    <style:style style:name="T7" style:family="text">
      <style:text-properties fo:font-weight="normal" officeooo:rsid="00d29fd2" style:font-weight-asian="normal" style:font-weight-complex="normal"/>
    </style:style>
    <style:style style:name="T8" style:family="text">
      <style:text-properties fo:font-weight="normal" officeooo:rsid="00f1c882" style:font-weight-asian="normal" style:font-weight-complex="normal"/>
    </style:style>
    <style:style style:name="T9" style:family="text">
      <style:text-properties fo:font-weight="normal" officeooo:rsid="00f31ab6" style:font-weight-asian="normal" style:font-weight-complex="normal"/>
    </style:style>
    <style:style style:name="T10" style:family="text">
      <style:text-properties fo:font-weight="normal" officeooo:rsid="00f3c497" style:font-weight-asian="normal" style:font-weight-complex="normal"/>
    </style:style>
    <style:style style:name="T11" style:family="text">
      <style:text-properties officeooo:rsid="00aa6a76"/>
    </style:style>
    <style:style style:name="T12" style:family="text">
      <style:text-properties officeooo:rsid="00b7ae51"/>
    </style:style>
    <style:style style:name="T13" style:family="text">
      <style:text-properties officeooo:rsid="00b8bf8e"/>
    </style:style>
    <style:style style:name="T14" style:family="text">
      <style:text-properties officeooo:rsid="00c36549"/>
    </style:style>
    <style:style style:name="T15" style:family="text">
      <style:text-properties officeooo:rsid="00c5cb8d"/>
    </style:style>
    <style:style style:name="T16" style:family="text">
      <style:text-properties style:font-name="Andale Mono"/>
    </style:style>
    <style:style style:name="T17" style:family="text">
      <style:text-properties officeooo:rsid="00fa1492"/>
    </style:style>
    <style:style style:name="T18" style:family="text">
      <style:text-properties officeooo:rsid="00fa4478"/>
    </style:style>
    <style:style style:name="T19" style:family="text">
      <style:text-properties officeooo:rsid="00fde87c"/>
    </style:style>
    <style:style style:name="T20" style:family="text">
      <style:text-properties officeooo:rsid="00ff4f82"/>
    </style:style>
    <style:style style:name="T21" style:family="text">
      <style:text-properties officeooo:rsid="01012485"/>
    </style:style>
    <style:style style:name="T22" style:family="text">
      <style:text-properties officeooo:rsid="01066389"/>
    </style:style>
    <style:style style:name="T23" style:family="text">
      <style:text-properties officeooo:rsid="01075521"/>
    </style:style>
    <style:style style:name="T24" style:family="text">
      <style:text-properties officeooo:rsid="0107eaaf"/>
    </style:style>
    <style:style style:name="T25" style:family="text">
      <style:text-properties officeooo:rsid="010d559b"/>
    </style:style>
    <style:style style:name="T26" style:family="text">
      <style:text-properties officeooo:rsid="0111ec3f"/>
    </style:style>
    <style:style style:name="T27" style:family="text">
      <style:text-properties officeooo:rsid="01177ad3"/>
    </style:style>
    <style:style style:name="T28" style:family="text">
      <style:text-properties officeooo:rsid="0119d0f2"/>
    </style:style>
    <style:style style:name="T29" style:family="text">
      <style:text-properties officeooo:rsid="011d98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on Franck</text:p>
      <text:p text:style-name="P2">M1 GIL</text:p>
      <text:p text:style-name="P3"/>
      <text:p text:style-name="P1">Compte-rendu du TP n°<text:span text:style-name="T12">3</text:span></text:p>
      <text:p text:style-name="P1"/>
      <text:p text:style-name="P4"><text:span text:style-name="T11">L</text:span>es tables <text:span text:style-name="T11">utilisées </text:span>ont été renommées selon la consigne :</text:p>
      <text:list xml:id="list2796574284542581195" text:style-name="L1">
        <text:list-item>
          <text:p text:style-name="P59"><text:span text:style-name="T13">MEDECIN</text:span> → CARON_<text:span text:style-name="T13">MEDECIN</text:span></text:p>
        </text:list-item>
        <text:list-item>
          <text:p text:style-name="P60"><text:span text:style-name="T13">MED_PLAGE_CONSULT </text:span>→ CARON_<text:span text:style-name="T13">MED_PLAGE_CONSULT</text:span></text:p>
        </text:list-item>
        <text:list-item>
          <text:p text:style-name="P61">CONSULTATION → CARON_CONSULTATION</text:p>
        </text:list-item>
        <text:list-item>
          <text:p text:style-name="P62">MALADE → CARON_MALADE</text:p>
        </text:list-item>
      </text:list>
      <text:p text:style-name="P6"/>
      <text:p text:style-name="P7">(Commande utilisée : <text:span text:style-name="T16">ALTER TABLE nom_table RENAME TO caron_nom_table</text:span>)</text:p>
      <text:p text:style-name="P5"/>
      <text:p text:style-name="P8">Afin de modifier le format des dates dans la table CARON_CONSULTATION, on utilise </text:p>
      <text:p text:style-name="P8">le script suivant :</text:p>
      <text:p text:style-name="P8"/>
      <text:p text:style-name="P22">PL/SQL]</text:p>
      <text:p text:style-name="P23">BEGIN</text:p>
      <text:p text:style-name="P23"><text:tab/>UPDATE CARON_CONSULTATION</text:p>
      <text:p text:style-name="P23"><text:tab/>SET DATE_CONSULT := replace(DATE_CONSULT, '-', '/');</text:p>
      <text:p text:style-name="P23">END;</text:p>
      <text:p text:style-name="P5"/>
      <text:p text:style-name="P5"/>
      <text:p text:style-name="P14"><text:span text:style-name="T2">R</text:span><text:span text:style-name="T1">equêtes</text:span></text:p>
      <text:p text:style-name="P10"><text:span text:style-name="T4">1) </text:span><text:span text:style-name="T5">Ajoutez une colonne salaire à la table CARON_MEDECIN et initialisez le salaire de tous</text:span></text:p>
      <text:p text:style-name="P63">les médecins à 2000.</text:p>
      <text:p text:style-name="P9"/>
      <text:p text:style-name="P16">SQL] </text:p>
      <text:p text:style-name="P24">ALTER TABLE CARON_MEDECIN ADD salaire <text:span text:style-name="T15">integer</text:span> <text:span text:style-name="T14">DEFAULT 2000;</text:span></text:p>
      <text:p text:style-name="P15"/>
      <text:p text:style-name="P19">R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7">N_MED</text:p>
          </table:table-cell>
          <table:table-cell table:style-name="Tableau1.A1" office:value-type="string">
            <text:p text:style-name="P47">IDENTITE_MED</text:p>
          </table:table-cell>
          <table:table-cell table:style-name="Tableau1.A1" office:value-type="string">
            <text:p text:style-name="P47">TEL_MED</text:p>
          </table:table-cell>
          <table:table-cell table:style-name="Tableau1.A1" office:value-type="string">
            <text:p text:style-name="P47">ADR_ELEC_MED</text:p>
          </table:table-cell>
          <table:table-cell table:style-name="Tableau1.A1" office:value-type="string">
            <text:p text:style-name="P47">PROF_SERV</text:p>
          </table:table-cell>
          <table:table-cell table:style-name="Tableau1.A1" office:value-type="string">
            <text:p text:style-name="P47">STATUT</text:p>
          </table:table-cell>
          <table:table-cell table:style-name="Tableau1.G1" office:value-type="string">
            <text:p text:style-name="P47">SALAIRE</text:p>
          </table:table-cell>
        </table:table-row>
        <table:table-row>
          <table:table-cell table:style-name="Tableau1.A2" office:value-type="string">
            <text:p text:style-name="P31">104</text:p>
          </table:table-cell>
          <table:table-cell table:style-name="Tableau1.A2" office:value-type="string">
            <text:p text:style-name="P31">Jean MOREL</text:p>
          </table:table-cell>
          <table:table-cell table:style-name="Tableau1.A2" office:value-type="string">
            <text:p text:style-name="P31">0149282592</text:p>
          </table:table-cell>
          <table:table-cell table:style-name="Tableau1.A2" office:value-type="string">
            <text:p text:style-name="P49">jean.morel@</text:p>
            <text:p text:style-name="P49">free.fr</text:p>
          </table:table-cell>
          <table:table-cell table:style-name="Tableau1.A2" office:value-type="string">
            <text:p text:style-name="P31">Florence ROUSSEAU</text:p>
          </table:table-cell>
          <table:table-cell table:style-name="Tableau1.A2" office:value-type="string">
            <text:p text:style-name="P31">PATTASS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31">123</text:p>
          </table:table-cell>
          <table:table-cell table:style-name="Tableau1.A2" office:value-type="string">
            <text:p text:style-name="P33">Alexandre BERNARD</text:p>
          </table:table-cell>
          <table:table-cell table:style-name="Tableau1.A2" office:value-type="string">
            <text:p text:style-name="P33">0149282594</text:p>
          </table:table-cell>
          <table:table-cell table:style-name="Tableau1.A2" office:value-type="string">
            <text:p text:style-name="P51">alex.bernard@</text:p>
            <text:p text:style-name="P51">yahoo.fr</text:p>
          </table:table-cell>
          <table:table-cell table:style-name="Tableau1.A2" office:value-type="string">
            <text:p text:style-name="P33">Florence ROUSSEAU</text:p>
          </table:table-cell>
          <table:table-cell table:style-name="Tableau1.A2" office:value-type="string">
            <text:p text:style-name="P31">PATT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31">107</text:p>
          </table:table-cell>
          <table:table-cell table:style-name="Tableau1.A2" office:value-type="string">
            <text:p text:style-name="P33">Florence ROUSSEAU</text:p>
          </table:table-cell>
          <table:table-cell table:style-name="Tableau1.A2" office:value-type="string">
            <text:p text:style-name="P33">0149282678</text:p>
          </table:table-cell>
          <table:table-cell table:style-name="Tableau1.A2" office:value-type="string">
            <text:p text:style-name="P50">florence.rousseau@</text:p>
            <text:p text:style-name="P50">wanadoo.fr</text:p>
          </table:table-cell>
          <table:table-cell table:style-name="Tableau1.A2" office:value-type="string">
            <text:p text:style-name="P35">Florence ROUSSEAU</text:p>
          </table:table-cell>
          <table:table-cell table:style-name="Tableau1.A2" office:value-type="string">
            <text:p text:style-name="P31">PUPH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31">131</text:p>
          </table:table-cell>
          <table:table-cell table:style-name="Tableau1.A2" office:value-type="string">
            <text:p text:style-name="P37">Mathilde MORIN</text:p>
          </table:table-cell>
          <table:table-cell table:style-name="Tableau1.A2" office:value-type="string">
            <text:p text:style-name="P37">0149282598</text:p>
          </table:table-cell>
          <table:table-cell table:style-name="Tableau1.A2" office:value-type="string">
            <text:p text:style-name="P53">mathilde.morin2@</text:p>
            <text:p text:style-name="P53">wanadoo.fr</text:p>
          </table:table-cell>
          <table:table-cell table:style-name="Tableau1.A2" office:value-type="string">
            <text:p text:style-name="P37">Florence ROUSSEAU</text:p>
          </table:table-cell>
          <table:table-cell table:style-name="Tableau1.A2" office:value-type="string">
            <text:p text:style-name="P37">PATT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37">146</text:p>
          </table:table-cell>
          <table:table-cell table:style-name="Tableau1.A2" office:value-type="string">
            <text:p text:style-name="P37">Laurent MERCIER</text:p>
          </table:table-cell>
          <table:table-cell table:style-name="Tableau1.A2" office:value-type="string">
            <text:p text:style-name="P37">0149282584</text:p>
          </table:table-cell>
          <table:table-cell table:style-name="Tableau1.A2" office:value-type="string">
            <text:p text:style-name="P53">laurent.mercier@</text:p>
            <text:p text:style-name="P53">free.fr</text:p>
          </table:table-cell>
          <table:table-cell table:style-name="Tableau1.A2" office:value-type="string">
            <text:p text:style-name="P39">Florence ROUSSEAU</text:p>
          </table:table-cell>
          <table:table-cell table:style-name="Tableau1.A2" office:value-type="string">
            <text:p text:style-name="P37">PATT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37">124</text:p>
          </table:table-cell>
          <table:table-cell table:style-name="Tableau1.A2" office:value-type="string">
            <text:p text:style-name="P41">Christophe GARNIER</text:p>
          </table:table-cell>
          <table:table-cell table:style-name="Tableau1.A2" office:value-type="string">
            <text:p text:style-name="P41">0149282567</text:p>
          </table:table-cell>
          <table:table-cell table:style-name="Tableau1.A2" office:value-type="string">
            <text:p text:style-name="P55">chris.garnier@</text:p>
            <text:p text:style-name="P55">free.fr</text:p>
          </table:table-cell>
          <table:table-cell table:style-name="Tableau1.A2" office:value-type="string">
            <text:p text:style-name="P43">Florence ROUSSEAU</text:p>
          </table:table-cell>
          <table:table-cell table:style-name="Tableau1.A2" office:value-type="string">
            <text:p text:style-name="P37">CCA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37">130</text:p>
          </table:table-cell>
          <table:table-cell table:style-name="Tableau1.A2" office:value-type="string">
            <text:p text:style-name="P45">Jeanne TUYAUX</text:p>
          </table:table-cell>
          <table:table-cell table:style-name="Tableau1.A2" office:value-type="string">
            <text:p text:style-name="P45">0149285690</text:p>
          </table:table-cell>
          <table:table-cell table:style-name="Tableau1.A2" office:value-type="string">
            <text:p text:style-name="P57">jeanne.tuyaux@</text:p>
            <text:p text:style-name="P57">wanadoo.fr</text:p>
          </table:table-cell>
          <table:table-cell table:style-name="Tableau1.A2" office:value-type="string">
            <text:p text:style-name="P45">Alexandre TARAUD</text:p>
          </table:table-cell>
          <table:table-cell table:style-name="Tableau1.A2" office:value-type="string">
            <text:p text:style-name="P45">CCA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45">138</text:p>
          </table:table-cell>
          <table:table-cell table:style-name="Tableau1.A2" office:value-type="string">
            <text:p text:style-name="P45">Alexandre TARAUD</text:p>
          </table:table-cell>
          <table:table-cell table:style-name="Tableau1.A2" office:value-type="string">
            <text:p text:style-name="P45">0149285690</text:p>
          </table:table-cell>
          <table:table-cell table:style-name="Tableau1.A2" office:value-type="string">
            <text:p text:style-name="P57">alexandre.taraud@</text:p>
            <text:p text:style-name="P57">free.fr</text:p>
          </table:table-cell>
          <table:table-cell table:style-name="Tableau1.A2" office:value-type="string">
            <text:p text:style-name="P45">Alexandre TARAUD</text:p>
          </table:table-cell>
          <table:table-cell table:style-name="Tableau1.A2" office:value-type="string">
            <text:p text:style-name="P45">PUPH</text:p>
          </table:table-cell>
          <table:table-cell table:style-name="Tableau1.G2" office:value-type="string">
            <text:p text:style-name="P29">2000</text:p>
          </table:table-cell>
        </table:table-row>
        <table:table-row>
          <table:table-cell table:style-name="Tableau1.A2" office:value-type="string">
            <text:p text:style-name="P45">152</text:p>
          </table:table-cell>
          <table:table-cell table:style-name="Tableau1.A2" office:value-type="string">
            <text:p text:style-name="P45">Roselyne MEDECIN</text:p>
          </table:table-cell>
          <table:table-cell table:style-name="Tableau1.A2" office:value-type="string">
            <text:p text:style-name="P45">0149285694</text:p>
          </table:table-cell>
          <table:table-cell table:style-name="Tableau1.A2" office:value-type="string">
            <text:p text:style-name="P57">rose.medecin@</text:p>
            <text:p text:style-name="P57">free.fr</text:p>
          </table:table-cell>
          <table:table-cell table:style-name="Tableau1.A2" office:value-type="string">
            <text:p text:style-name="P45">Alexandre TARAUD</text:p>
          </table:table-cell>
          <table:table-cell table:style-name="Tableau1.A2" office:value-type="string">
            <text:p text:style-name="P45">CCA</text:p>
          </table:table-cell>
          <table:table-cell table:style-name="Tableau1.G2" office:value-type="string">
            <text:p text:style-name="P29">2000</text:p>
          </table:table-cell>
        </table:table-row>
      </table:table>
      <text:p text:style-name="P21"><text:soft-page-break/></text:p>
      <text:p text:style-name="P11"><text:span text:style-name="T6">2</text:span><text:span text:style-name="T4">) </text:span><text:span text:style-name="T7">Écrivez un script PL/SQL permettant de supprimer tous les médecins dont le statut</text:span></text:p>
      <text:p text:style-name="P64">est ’PATTASS’ et travaillant dans le service du professeur Florence Rousseau.</text:p>
      <text:p text:style-name="P64">Le script devra afficher un message indiquant le nombre d’enregistrements supprimés. </text:p>
      <text:p text:style-name="P64">Si aucun médecin n’est supprimé, le message “Aucun médecin supprimé” s’affichera.</text:p>
      <text:p text:style-name="P64"/>
      <text:p text:style-name="P17">SQL] </text:p>
      <text:p text:style-name="P25">DECLARE</text:p>
      <text:p text:style-name="P25"><text:s text:c="2"/>v_message varchar(50);</text:p>
      <text:p text:style-name="P25">BEGIN</text:p>
      <text:p text:style-name="P25"><text:s text:c="2"/>DELETE FROM CARON_MEDECIN </text:p>
      <text:p text:style-name="P25"><text:s text:c="2"/>WHERE STATUT='PATTASS' AND PROF_SERV='Florence ROUSSEAU';</text:p>
      <text:p text:style-name="P25"><text:s text:c="2"/></text:p>
      <text:p text:style-name="P25"><text:s text:c="2"/>IF SQL%ROWCOUNT = 0 </text:p>
      <text:p text:style-name="P25"><text:s text:c="2"/>THEN v_message := 'Aucun mèdecin supprimé';</text:p>
      <text:p text:style-name="P25"><text:s text:c="2"/>ELSE v_message := CONCAT('Mèdecins supprimés : ', to_char(SQL%ROWCOUNT));</text:p>
      <text:p text:style-name="P25"><text:s text:c="2"/>END IF;</text:p>
      <text:p text:style-name="P25"/>
      <text:p text:style-name="P26"><text:s text:c="2"/>DBMS_OUTPUT.PUT_LINE(v_message);</text:p>
      <text:p text:style-name="P25">END;</text:p>
      <text:p text:style-name="P25">/</text:p>
      <text:p text:style-name="P27"/>
      <text:p text:style-name="P20">R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48">N_MED</text:p>
          </table:table-cell>
          <table:table-cell table:style-name="Tableau2.A1" office:value-type="string">
            <text:p text:style-name="P48">IDENTITE_MED</text:p>
          </table:table-cell>
          <table:table-cell table:style-name="Tableau2.A1" office:value-type="string">
            <text:p text:style-name="P48">TEL_MED</text:p>
          </table:table-cell>
          <table:table-cell table:style-name="Tableau2.A1" office:value-type="string">
            <text:p text:style-name="P48">ADR_ELEC_MED</text:p>
          </table:table-cell>
          <table:table-cell table:style-name="Tableau2.A1" office:value-type="string">
            <text:p text:style-name="P48">PROF_SERV</text:p>
          </table:table-cell>
          <table:table-cell table:style-name="Tableau2.A1" office:value-type="string">
            <text:p text:style-name="P48">STATUT</text:p>
          </table:table-cell>
          <table:table-cell table:style-name="Tableau2.G1" office:value-type="string">
            <text:p text:style-name="P48">SALAIRE</text:p>
          </table:table-cell>
        </table:table-row>
        <table:table-row>
          <table:table-cell table:style-name="Tableau2.A2" office:value-type="string">
            <text:p text:style-name="P32">123</text:p>
          </table:table-cell>
          <table:table-cell table:style-name="Tableau2.A2" office:value-type="string">
            <text:p text:style-name="P34">Alexandre BERNARD</text:p>
          </table:table-cell>
          <table:table-cell table:style-name="Tableau2.A2" office:value-type="string">
            <text:p text:style-name="P34">0149282594</text:p>
          </table:table-cell>
          <table:table-cell table:style-name="Tableau2.A2" office:value-type="string">
            <text:p text:style-name="P52">alex.bernard@</text:p>
            <text:p text:style-name="P52">yahoo.fr</text:p>
          </table:table-cell>
          <table:table-cell table:style-name="Tableau2.A2" office:value-type="string">
            <text:p text:style-name="P34">Florence ROUSSEAU</text:p>
          </table:table-cell>
          <table:table-cell table:style-name="Tableau2.A2" office:value-type="string">
            <text:p text:style-name="P32">PATT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32">107</text:p>
          </table:table-cell>
          <table:table-cell table:style-name="Tableau2.A2" office:value-type="string">
            <text:p text:style-name="P34">Florence ROUSSEAU</text:p>
          </table:table-cell>
          <table:table-cell table:style-name="Tableau2.A2" office:value-type="string">
            <text:p text:style-name="P34">0149282678</text:p>
          </table:table-cell>
          <table:table-cell table:style-name="Tableau2.A2" office:value-type="string">
            <text:p text:style-name="P52">florence.rousseau@</text:p>
            <text:p text:style-name="P52">wanadoo.fr</text:p>
          </table:table-cell>
          <table:table-cell table:style-name="Tableau2.A2" office:value-type="string">
            <text:p text:style-name="P36">Florence ROUSSEAU</text:p>
          </table:table-cell>
          <table:table-cell table:style-name="Tableau2.A2" office:value-type="string">
            <text:p text:style-name="P32">PUPH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32">131</text:p>
          </table:table-cell>
          <table:table-cell table:style-name="Tableau2.A2" office:value-type="string">
            <text:p text:style-name="P38">Mathilde MORIN</text:p>
          </table:table-cell>
          <table:table-cell table:style-name="Tableau2.A2" office:value-type="string">
            <text:p text:style-name="P38">0149282598</text:p>
          </table:table-cell>
          <table:table-cell table:style-name="Tableau2.A2" office:value-type="string">
            <text:p text:style-name="P54">mathilde.morin2@</text:p>
            <text:p text:style-name="P54">wanadoo.fr</text:p>
          </table:table-cell>
          <table:table-cell table:style-name="Tableau2.A2" office:value-type="string">
            <text:p text:style-name="P38">Florence ROUSSEAU</text:p>
          </table:table-cell>
          <table:table-cell table:style-name="Tableau2.A2" office:value-type="string">
            <text:p text:style-name="P38">PATT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38">146</text:p>
          </table:table-cell>
          <table:table-cell table:style-name="Tableau2.A2" office:value-type="string">
            <text:p text:style-name="P38">Laurent MERCIER</text:p>
          </table:table-cell>
          <table:table-cell table:style-name="Tableau2.A2" office:value-type="string">
            <text:p text:style-name="P38">0149282584</text:p>
          </table:table-cell>
          <table:table-cell table:style-name="Tableau2.A2" office:value-type="string">
            <text:p text:style-name="P54">laurent.mercier@</text:p>
            <text:p text:style-name="P54">free.fr</text:p>
          </table:table-cell>
          <table:table-cell table:style-name="Tableau2.A2" office:value-type="string">
            <text:p text:style-name="P40">Florence ROUSSEAU</text:p>
          </table:table-cell>
          <table:table-cell table:style-name="Tableau2.A2" office:value-type="string">
            <text:p text:style-name="P38">PATT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38">124</text:p>
          </table:table-cell>
          <table:table-cell table:style-name="Tableau2.A2" office:value-type="string">
            <text:p text:style-name="P42">Christophe GARNIER</text:p>
          </table:table-cell>
          <table:table-cell table:style-name="Tableau2.A2" office:value-type="string">
            <text:p text:style-name="P42">0149282567</text:p>
          </table:table-cell>
          <table:table-cell table:style-name="Tableau2.A2" office:value-type="string">
            <text:p text:style-name="P56">chris.garnier@</text:p>
            <text:p text:style-name="P56">free.fr</text:p>
          </table:table-cell>
          <table:table-cell table:style-name="Tableau2.A2" office:value-type="string">
            <text:p text:style-name="P44">Florence ROUSSEAU</text:p>
          </table:table-cell>
          <table:table-cell table:style-name="Tableau2.A2" office:value-type="string">
            <text:p text:style-name="P38">CCA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38">130</text:p>
          </table:table-cell>
          <table:table-cell table:style-name="Tableau2.A2" office:value-type="string">
            <text:p text:style-name="P46">Jeanne TUYAUX</text:p>
          </table:table-cell>
          <table:table-cell table:style-name="Tableau2.A2" office:value-type="string">
            <text:p text:style-name="P46">0149285690</text:p>
          </table:table-cell>
          <table:table-cell table:style-name="Tableau2.A2" office:value-type="string">
            <text:p text:style-name="P58">jeanne.tuyaux@</text:p>
            <text:p text:style-name="P58">wanadoo.fr</text:p>
          </table:table-cell>
          <table:table-cell table:style-name="Tableau2.A2" office:value-type="string">
            <text:p text:style-name="P46">Alexandre TARAUD</text:p>
          </table:table-cell>
          <table:table-cell table:style-name="Tableau2.A2" office:value-type="string">
            <text:p text:style-name="P46">CCA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46">138</text:p>
          </table:table-cell>
          <table:table-cell table:style-name="Tableau2.A2" office:value-type="string">
            <text:p text:style-name="P46">Alexandre TARAUD</text:p>
          </table:table-cell>
          <table:table-cell table:style-name="Tableau2.A2" office:value-type="string">
            <text:p text:style-name="P46">0149285690</text:p>
          </table:table-cell>
          <table:table-cell table:style-name="Tableau2.A2" office:value-type="string">
            <text:p text:style-name="P58">alexandre.taraud@</text:p>
            <text:p text:style-name="P58">free.fr</text:p>
          </table:table-cell>
          <table:table-cell table:style-name="Tableau2.A2" office:value-type="string">
            <text:p text:style-name="P46">Alexandre TARAUD</text:p>
          </table:table-cell>
          <table:table-cell table:style-name="Tableau2.A2" office:value-type="string">
            <text:p text:style-name="P46">PUPH</text:p>
          </table:table-cell>
          <table:table-cell table:style-name="Tableau2.G2" office:value-type="string">
            <text:p text:style-name="P30">2000</text:p>
          </table:table-cell>
        </table:table-row>
        <table:table-row>
          <table:table-cell table:style-name="Tableau2.A2" office:value-type="string">
            <text:p text:style-name="P46">152</text:p>
          </table:table-cell>
          <table:table-cell table:style-name="Tableau2.A2" office:value-type="string">
            <text:p text:style-name="P46">Roselyne MEDECIN</text:p>
          </table:table-cell>
          <table:table-cell table:style-name="Tableau2.A2" office:value-type="string">
            <text:p text:style-name="P46">0149285694</text:p>
          </table:table-cell>
          <table:table-cell table:style-name="Tableau2.A2" office:value-type="string">
            <text:p text:style-name="P58">rose.medecin@</text:p>
            <text:p text:style-name="P58">free.fr</text:p>
          </table:table-cell>
          <table:table-cell table:style-name="Tableau2.A2" office:value-type="string">
            <text:p text:style-name="P46">Alexandre TARAUD</text:p>
          </table:table-cell>
          <table:table-cell table:style-name="Tableau2.A2" office:value-type="string">
            <text:p text:style-name="P46">CCA</text:p>
          </table:table-cell>
          <table:table-cell table:style-name="Tableau2.G2" office:value-type="string">
            <text:p text:style-name="P30">2000</text:p>
          </table:table-cell>
        </table:table-row>
      </table:table>
      <text:p text:style-name="P28"/>
      <text:p text:style-name="P28"/>
      <text:p text:style-name="P12"><text:span text:style-name="T8">3</text:span><text:span text:style-name="T4">) </text:span><text:span text:style-name="T9">Écrire une fonction qui renvoie le nombre de consultations d’un médecin pour un</text:span></text:p>
      <text:p text:style-name="P13"><text:span text:style-name="T3">mois donné. La fonction prendra comme paramètre un identifiant de médecin, un mois et une année. Testez plusieurs fois votre fonction avec des paramètres di</text:span><text:span text:style-name="T10">ffé</text:span><text:span text:style-name="T3">rents.</text:span></text:p>
      <text:p text:style-name="P65"/>
      <text:p text:style-name="P18">SQL] </text:p>
      <text:p text:style-name="P67">CREATE OR REPLACE FUNCTION consults(id integer, mois integer, annee integer)</text:p>
      <text:p text:style-name="P67"><text:s text:c="2"/>RETURN INTEGER IS nb INTEGER;</text:p>
      <text:p text:style-name="P67"><text:s text:c="2"/>BEGIN</text:p>
      <text:p text:style-name="P67"><text:s text:c="4"/>SELECT COUNT(*) INTO nb FROM CARON_CONSULTATION</text:p>
      <text:p text:style-name="P67"><text:s text:c="4"/>WHERE n_med = id AND EXTRACT(MONTH FROM date_consult) = mois </text:p>
      <text:p text:style-name="P67"><text:s text:c="4"/>AND EXTRACT(YEAR FROM date_consult) = annee;</text:p>
      <text:p text:style-name="P67"><text:s text:c="4"/>RETURN nb;</text:p>
      <text:p text:style-name="P67"><text:s text:c="2"/>END;</text:p>
      <text:p text:style-name="P67">/</text:p>
      <text:p text:style-name="P66"/>
      <text:p text:style-name="P84"><text:soft-page-break/>E<text:span text:style-name="T23">ssai</text:span> <text:span text:style-name="T17">n°1 : 2 Consultations du médecin n°130, sur le mois du 10/2011. </text:span></text:p>
      <text:p text:style-name="P72">OUTPUT]</text:p>
      <text:p text:style-name="P68">BEGIN</text:p>
      <text:p text:style-name="P68"><text:s text:c="2"/>DBMS_OUTPUT.PUT_LINE(consults(130, 10, 2011));</text:p>
      <text:p text:style-name="P68">END;</text:p>
      <text:p text:style-name="P68">/</text:p>
      <text:p text:style-name="P75">2</text:p>
      <text:p text:style-name="P83"/>
      <text:p text:style-name="P84">Es<text:span text:style-name="T22">sai</text:span> <text:span text:style-name="T17">n°2 :</text:span> <text:span text:style-name="T23">Aucune consultation du médecin n°333, sur le mois du 10/2011.</text:span></text:p>
      <text:p text:style-name="P73">OUTPUT]</text:p>
      <text:p text:style-name="P69">BEGIN</text:p>
      <text:p text:style-name="P69"><text:s text:c="2"/>DBMS_OUTPUT.PUT_LINE(consults(<text:span text:style-name="T19">333</text:span>, 10, 2011));</text:p>
      <text:p text:style-name="P69">END;</text:p>
      <text:p text:style-name="P69">/</text:p>
      <text:p text:style-name="P76">0</text:p>
      <text:p text:style-name="P76"/>
      <text:p text:style-name="P84"><text:span text:style-name="T26">Essai n°3 :</text:span> <text:span text:style-name="T18">Aucune consultation du médecin n°131, sur le mois du 11/2010, mais 5 consultations sur le mois du 10/2011.</text:span></text:p>
      <text:p text:style-name="P74"><text:span text:style-name="T25">OUTPUT</text:span>]</text:p>
      <text:p text:style-name="P70">BEGIN</text:p>
      <text:p text:style-name="P70"><text:s text:c="2"/>DBMS_OUTPUT.PUT_LINE(consults(13<text:span text:style-name="T20">1</text:span>, 1<text:span text:style-name="T21">1</text:span>, 201<text:span text:style-name="T23">0</text:span>));</text:p>
      <text:p text:style-name="P71"><text:s text:c="2"/>DBMS_OUTPUT.PUT_LINE(consults(13<text:span text:style-name="T20">1</text:span>, 1<text:span text:style-name="T24">0</text:span>, 201<text:span text:style-name="T24">1</text:span>));</text:p>
      <text:p text:style-name="P70">END;</text:p>
      <text:p text:style-name="P70">/</text:p>
      <text:p text:style-name="P78">0</text:p>
      <text:p text:style-name="P77">5</text:p>
      <text:p text:style-name="P77"/>
      <text:p text:style-name="P77"/>
      <text:p text:style-name="P85">4) <text:span text:style-name="T27">Écrire une procédure PL/SQL permettant d’augmenter le salaire des médecins de la façon suivante :</text:span></text:p>
      <text:p text:style-name="P86"><text:tab/>(<text:span text:style-name="T27">a) Le salaire des médecins PUPH est augmenté de 8%.</text:span></text:p>
      <text:p text:style-name="P87"><text:tab/>(b) <text:span text:style-name="T28">L</text:span>e salaire des médecins PATT est augmenté de 5%.</text:p>
      <text:p text:style-name="P87"><text:tab/>(c) <text:span text:style-name="T28">L</text:span>e salaire des autres médecins est augmenté de 2%.</text:p>
      <text:p text:style-name="P82"/>
      <text:p text:style-name="P79">SQL]</text:p>
      <text:p text:style-name="P81">DECLARE</text:p>
      <text:p text:style-name="P81"><text:s text:c="2"/>puph_inc REAL := 1.08;</text:p>
      <text:p text:style-name="P81"><text:s text:c="2"/>patt_inc REAL := 1.05;</text:p>
      <text:p text:style-name="P81"><text:s text:c="2"/>other_inc REAL := 1.02;</text:p>
      <text:p text:style-name="P81">BEGIN</text:p>
      <text:p text:style-name="P81"><text:s text:c="2"/>UPDATE CARON_MEDECIN</text:p>
      <text:p text:style-name="P81"><text:s text:c="2"/>SET SALAIRE = SALAIRE * puph_inc</text:p>
      <text:p text:style-name="P81"><text:s text:c="2"/>WHERE STATUT = 'PUPH';</text:p>
      <text:p text:style-name="P81"><text:s text:c="2"/></text:p>
      <text:p text:style-name="P81"><text:s text:c="2"/>UPDATE CARON_MEDECIN</text:p>
      <text:p text:style-name="P81"><text:s text:c="2"/>SET SALAIRE = SALAIRE * patt_inc</text:p>
      <text:p text:style-name="P81"><text:s text:c="2"/>WHERE STATUT = 'PATT';</text:p>
      <text:p text:style-name="P81"><text:s text:c="2"/></text:p>
      <text:p text:style-name="P81"><text:s text:c="2"/>UPDATE CARON_MEDECIN</text:p>
      <text:p text:style-name="P81"><text:s text:c="2"/>SET SALAIRE = SALAIRE * other_inc</text:p>
      <text:p text:style-name="P81"><text:s text:c="2"/>WHERE STATUT &lt;&gt; 'PUPH' AND STATUT &lt;&gt; 'PATT';</text:p>
      <text:p text:style-name="P81">END;</text:p>
      <text:p text:style-name="P81">/</text:p>
      <text:p text:style-name="P75"/>
      <text:p text:style-name="P88">R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90">N_MED</text:p>
          </table:table-cell>
          <table:table-cell table:style-name="Tableau3.A1" office:value-type="string">
            <text:p text:style-name="P90">IDENTITE_MED</text:p>
          </table:table-cell>
          <table:table-cell table:style-name="Tableau3.A1" office:value-type="string">
            <text:p text:style-name="P90">TEL_MED</text:p>
          </table:table-cell>
          <table:table-cell table:style-name="Tableau3.A1" office:value-type="string">
            <text:p text:style-name="P90">ADR_ELEC_MED</text:p>
          </table:table-cell>
          <table:table-cell table:style-name="Tableau3.A1" office:value-type="string">
            <text:p text:style-name="P90">PROF_SERV</text:p>
          </table:table-cell>
          <table:table-cell table:style-name="Tableau3.A1" office:value-type="string">
            <text:p text:style-name="P90">STATUT</text:p>
          </table:table-cell>
          <table:table-cell table:style-name="Tableau3.G1" office:value-type="string">
            <text:p text:style-name="P90">SALAIRE</text:p>
          </table:table-cell>
        </table:table-row>
        <table:table-row>
          <table:table-cell table:style-name="Tableau3.A2" office:value-type="string">
            <text:p text:style-name="P91">123</text:p>
          </table:table-cell>
          <table:table-cell table:style-name="Tableau3.A2" office:value-type="string">
            <text:p text:style-name="P92">Alexandre BERNARD</text:p>
          </table:table-cell>
          <table:table-cell table:style-name="Tableau3.A2" office:value-type="string">
            <text:p text:style-name="P92">0149282594</text:p>
          </table:table-cell>
          <table:table-cell table:style-name="Tableau3.A2" office:value-type="string">
            <text:p text:style-name="P100">alex.bernard@</text:p>
            <text:p text:style-name="P100">yahoo.fr</text:p>
          </table:table-cell>
          <table:table-cell table:style-name="Tableau3.A2" office:value-type="string">
            <text:p text:style-name="P92">Florence ROUSSEAU</text:p>
          </table:table-cell>
          <table:table-cell table:style-name="Tableau3.A2" office:value-type="string">
            <text:p text:style-name="P91">PATT</text:p>
          </table:table-cell>
          <table:table-cell table:style-name="Tableau3.G2" office:value-type="string">
            <text:p text:style-name="P93">2<text:span text:style-name="T29">1</text:span>00</text:p>
          </table:table-cell>
        </table:table-row>
        <table:table-row>
          <table:table-cell table:style-name="Tableau3.A2" office:value-type="string">
            <text:p text:style-name="P91">107</text:p>
          </table:table-cell>
          <table:table-cell table:style-name="Tableau3.A2" office:value-type="string">
            <text:p text:style-name="P92">Florence ROUSSEAU</text:p>
          </table:table-cell>
          <table:table-cell table:style-name="Tableau3.A2" office:value-type="string">
            <text:p text:style-name="P92">0149282678</text:p>
          </table:table-cell>
          <table:table-cell table:style-name="Tableau3.A2" office:value-type="string">
            <text:p text:style-name="P100">florence.rousseau@</text:p>
            <text:p text:style-name="P100">wanadoo.fr</text:p>
          </table:table-cell>
          <table:table-cell table:style-name="Tableau3.A2" office:value-type="string">
            <text:p text:style-name="P94">Florence ROUSSEAU</text:p>
          </table:table-cell>
          <table:table-cell table:style-name="Tableau3.A2" office:value-type="string">
            <text:p text:style-name="P91">PUPH</text:p>
          </table:table-cell>
          <table:table-cell table:style-name="Tableau3.G2" office:value-type="string">
            <text:p text:style-name="P93">2<text:span text:style-name="T29">16</text:span>0</text:p>
          </table:table-cell>
        </table:table-row>
        <table:table-row>
          <table:table-cell table:style-name="Tableau3.A2" office:value-type="string">
            <text:p text:style-name="P91">131</text:p>
          </table:table-cell>
          <table:table-cell table:style-name="Tableau3.A2" office:value-type="string">
            <text:p text:style-name="P95">Mathilde MORIN</text:p>
          </table:table-cell>
          <table:table-cell table:style-name="Tableau3.A2" office:value-type="string">
            <text:p text:style-name="P95">0149282598</text:p>
          </table:table-cell>
          <table:table-cell table:style-name="Tableau3.A2" office:value-type="string">
            <text:p text:style-name="P101">mathilde.morin2@</text:p>
            <text:p text:style-name="P101">wanadoo.fr</text:p>
          </table:table-cell>
          <table:table-cell table:style-name="Tableau3.A2" office:value-type="string">
            <text:p text:style-name="P95">Florence ROUSSEAU</text:p>
          </table:table-cell>
          <table:table-cell table:style-name="Tableau3.A2" office:value-type="string">
            <text:p text:style-name="P95">PATT</text:p>
          </table:table-cell>
          <table:table-cell table:style-name="Tableau3.G2" office:value-type="string">
            <text:p text:style-name="P93">2<text:span text:style-name="T29">1</text:span>00</text:p>
          </table:table-cell>
        </table:table-row>
        <table:table-row>
          <table:table-cell table:style-name="Tableau3.A2" office:value-type="string">
            <text:p text:style-name="P95">146</text:p>
          </table:table-cell>
          <table:table-cell table:style-name="Tableau3.A2" office:value-type="string">
            <text:p text:style-name="P95">Laurent MERCIER</text:p>
          </table:table-cell>
          <table:table-cell table:style-name="Tableau3.A2" office:value-type="string">
            <text:p text:style-name="P95">0149282584</text:p>
          </table:table-cell>
          <table:table-cell table:style-name="Tableau3.A2" office:value-type="string">
            <text:p text:style-name="P101">laurent.mercier@</text:p>
            <text:p text:style-name="P101">free.fr</text:p>
          </table:table-cell>
          <table:table-cell table:style-name="Tableau3.A2" office:value-type="string">
            <text:p text:style-name="P96">Florence ROUSSEAU</text:p>
          </table:table-cell>
          <table:table-cell table:style-name="Tableau3.A2" office:value-type="string">
            <text:p text:style-name="P95">PATT</text:p>
          </table:table-cell>
          <table:table-cell table:style-name="Tableau3.G2" office:value-type="string">
            <text:p text:style-name="P93">2<text:span text:style-name="T29">1</text:span>00</text:p>
          </table:table-cell>
        </table:table-row>
        <table:table-row>
          <table:table-cell table:style-name="Tableau3.A2" office:value-type="string">
            <text:p text:style-name="P95">124</text:p>
          </table:table-cell>
          <table:table-cell table:style-name="Tableau3.A2" office:value-type="string">
            <text:p text:style-name="P97">Christophe GARNIER</text:p>
          </table:table-cell>
          <table:table-cell table:style-name="Tableau3.A2" office:value-type="string">
            <text:p text:style-name="P97">0149282567</text:p>
          </table:table-cell>
          <table:table-cell table:style-name="Tableau3.A2" office:value-type="string">
            <text:p text:style-name="P102">chris.garnier@</text:p>
            <text:p text:style-name="P102">free.fr</text:p>
          </table:table-cell>
          <table:table-cell table:style-name="Tableau3.A2" office:value-type="string">
            <text:p text:style-name="P98">Florence ROUSSEAU</text:p>
          </table:table-cell>
          <table:table-cell table:style-name="Tableau3.A2" office:value-type="string">
            <text:p text:style-name="P95">CCA</text:p>
          </table:table-cell>
          <table:table-cell table:style-name="Tableau3.G2" office:value-type="string">
            <text:p text:style-name="P93">20<text:span text:style-name="T29">4</text:span>0</text:p>
          </table:table-cell>
        </table:table-row>
        <table:table-row>
          <table:table-cell table:style-name="Tableau3.A2" office:value-type="string">
            <text:p text:style-name="P95">130</text:p>
          </table:table-cell>
          <table:table-cell table:style-name="Tableau3.A2" office:value-type="string">
            <text:p text:style-name="P99">Jeanne TUYAUX</text:p>
          </table:table-cell>
          <table:table-cell table:style-name="Tableau3.A2" office:value-type="string">
            <text:p text:style-name="P99">0149285690</text:p>
          </table:table-cell>
          <table:table-cell table:style-name="Tableau3.A2" office:value-type="string">
            <text:p text:style-name="P103">jeanne.tuyaux@</text:p>
            <text:p text:style-name="P103">wanadoo.fr</text:p>
          </table:table-cell>
          <table:table-cell table:style-name="Tableau3.A2" office:value-type="string">
            <text:p text:style-name="P99">Alexandre TARAUD</text:p>
          </table:table-cell>
          <table:table-cell table:style-name="Tableau3.A2" office:value-type="string">
            <text:p text:style-name="P99">CCA</text:p>
          </table:table-cell>
          <table:table-cell table:style-name="Tableau3.G2" office:value-type="string">
            <text:p text:style-name="P93">20<text:span text:style-name="T29">4</text:span>0</text:p>
          </table:table-cell>
        </table:table-row>
        <table:table-row>
          <table:table-cell table:style-name="Tableau3.A2" office:value-type="string">
            <text:p text:style-name="P99">138</text:p>
          </table:table-cell>
          <table:table-cell table:style-name="Tableau3.A2" office:value-type="string">
            <text:p text:style-name="P99">Alexandre TARAUD</text:p>
          </table:table-cell>
          <table:table-cell table:style-name="Tableau3.A2" office:value-type="string">
            <text:p text:style-name="P99">0149285690</text:p>
          </table:table-cell>
          <table:table-cell table:style-name="Tableau3.A2" office:value-type="string">
            <text:p text:style-name="P103">alexandre.taraud@</text:p>
            <text:p text:style-name="P103">free.fr</text:p>
          </table:table-cell>
          <table:table-cell table:style-name="Tableau3.A2" office:value-type="string">
            <text:p text:style-name="P99">Alexandre TARAUD</text:p>
          </table:table-cell>
          <table:table-cell table:style-name="Tableau3.A2" office:value-type="string">
            <text:p text:style-name="P99">PUPH</text:p>
          </table:table-cell>
          <table:table-cell table:style-name="Tableau3.G2" office:value-type="string">
            <text:p text:style-name="P93">2<text:span text:style-name="T29">16</text:span>0</text:p>
          </table:table-cell>
        </table:table-row>
        <table:table-row>
          <table:table-cell table:style-name="Tableau3.A2" office:value-type="string">
            <text:p text:style-name="P99">152</text:p>
          </table:table-cell>
          <table:table-cell table:style-name="Tableau3.A2" office:value-type="string">
            <text:p text:style-name="P99">Roselyne MEDECIN</text:p>
          </table:table-cell>
          <table:table-cell table:style-name="Tableau3.A2" office:value-type="string">
            <text:p text:style-name="P99">0149285694</text:p>
          </table:table-cell>
          <table:table-cell table:style-name="Tableau3.A2" office:value-type="string">
            <text:p text:style-name="P103">rose.medecin@</text:p>
            <text:p text:style-name="P103">free.fr</text:p>
          </table:table-cell>
          <table:table-cell table:style-name="Tableau3.A2" office:value-type="string">
            <text:p text:style-name="P99">Alexandre TARAUD</text:p>
          </table:table-cell>
          <table:table-cell table:style-name="Tableau3.A2" office:value-type="string">
            <text:p text:style-name="P99">CCA</text:p>
          </table:table-cell>
          <table:table-cell table:style-name="Tableau3.G2" office:value-type="string">
            <text:p text:style-name="P93">20<text:span text:style-name="T29">4</text:span>0</text:p>
          </table:table-cell>
        </table:table-row>
      </table:table>
      <text:p text:style-name="P89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17T18:46:27.033039106</dc:date>
    <meta:editing-duration>PT4H3M53S</meta:editing-duration>
    <meta:editing-cycles>229</meta:editing-cycles>
    <meta:document-statistic meta:table-count="3" meta:image-count="0" meta:object-count="0" meta:page-count="4" meta:paragraph-count="321" meta:word-count="717" meta:character-count="5078" meta:non-whitespace-character-count="4593"/>
  </office:meta>
</office:document-meta>
</file>